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38cm" fo:min-width="5.788cm"/>
    </style:style>
    <style:style style:name="gr2" style:family="graphic" style:parent-style-name="standard">
      <style:graphic-properties draw:textarea-horizontal-align="justify" draw:textarea-vertical-align="middle" draw:auto-grow-height="false" fo:min-height="4.589cm" fo:min-width="5.09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74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 draw:fill-color="#ffffff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5.19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89cm" svg:height="7.693cm" draw:transform="skewX (5.44574534846343E-017) rotate (0.523598775598299) translate (3.864cm 6.4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3.54cm" svg:y1="7.604cm" svg:x2="15.605cm" svg:y2="7.604cm">
          <text:p/>
        </draw:line>
        <draw:line draw:style-name="gr4" draw:text-style-name="P2" draw:layer="layout" svg:x1="9.636cm" svg:y1="-0.419cm" svg:x2="9.636cm" svg:y2="12.662cm">
          <text:p/>
        </draw:line>
        <draw:line draw:style-name="gr3" draw:text-style-name="P2" draw:layer="layout" svg:x1="6.334cm" svg:y1="2.143cm" svg:x2="13.192cm" svg:y2="13.446cm">
          <text:p/>
        </draw:line>
        <draw:frame draw:style-name="gr5" draw:text-style-name="P3" draw:layer="layout" svg:width="3.302cm" svg:height="1.324cm" svg:x="9.609cm" svg:y="11.849cm">
          <draw:text-box>
            <text:p>0, 1</text:p>
          </draw:text-box>
        </draw:frame>
        <draw:frame draw:style-name="gr6" draw:text-style-name="P3" draw:layer="layout" svg:width="3.302cm" svg:height="1.397cm" svg:x="12.176cm" svg:y="11.287cm">
          <draw:text-box>
            <text:p>1/2, <text:span text:style-name="T1">√</text:span>3/2</text:p>
          </draw:text-box>
        </draw:frame>
        <draw:frame draw:style-name="gr6" draw:text-style-name="P3" draw:layer="layout" svg:width="3.302cm" svg:height="1.397cm" svg:x="13.7cm" svg:y="9.509cm">
          <draw:text-box>
            <text:p><text:span text:style-name="T1">√</text:span>3/2, 1/2</text:p>
          </draw:text-box>
        </draw:frame>
        <draw:frame draw:style-name="gr6" draw:text-style-name="P3" draw:layer="layout" svg:width="3.302cm" svg:height="1.397cm" svg:x="14.208cm" svg:y="7.604cm">
          <draw:text-box>
            <text:p>1, 0</text:p>
          </draw:text-box>
        </draw:frame>
        <draw:frame draw:style-name="gr6" draw:text-style-name="P3" draw:layer="layout" svg:width="3.302cm" svg:height="1.397cm" svg:x="9.509cm" svg:y="2.397cm">
          <draw:text-box>
            <text:p>0, -1</text:p>
          </draw:text-box>
        </draw:frame>
        <draw:frame draw:style-name="gr6" draw:text-style-name="P3" draw:layer="layout" svg:width="3.302cm" svg:height="1.397cm" svg:x="11.668cm" svg:y="2.818cm">
          <draw:text-box>
            <text:p>1/2, -<text:span text:style-name="T1">√</text:span>3/2</text:p>
          </draw:text-box>
        </draw:frame>
        <draw:frame draw:style-name="gr6" draw:text-style-name="P3" draw:layer="layout" svg:width="3.302cm" svg:height="1.397cm" svg:x="13.573cm" svg:y="4.937cm">
          <draw:text-box>
            <text:p><text:span text:style-name="T1">√</text:span>3/2, -1/2</text:p>
          </draw:text-box>
        </draw:frame>
        <draw:frame draw:style-name="gr7" draw:text-style-name="P3" draw:layer="layout" svg:width="3.81cm" svg:height="1.673cm" svg:x="4.048cm" svg:y="11.033cm">
          <draw:text-box>
            <text:p>-1/2, <text:span text:style-name="T1">√</text:span>3/2</text:p>
          </draw:text-box>
        </draw:frame>
        <draw:frame draw:style-name="gr7" draw:text-style-name="P3" draw:layer="layout" svg:width="3.886cm" svg:height="1.673cm" svg:x="2.502cm" svg:y="9.375cm">
          <draw:text-box>
            <text:p><text:span text:style-name="T1">-√</text:span>3/2, 1/2</text:p>
          </draw:text-box>
        </draw:frame>
        <draw:frame draw:style-name="gr6" draw:text-style-name="P3" draw:layer="layout" svg:width="2.972cm" svg:height="1.397cm" svg:x="3.54cm" svg:y="7.47cm">
          <draw:text-box>
            <text:p>-1, 0</text:p>
          </draw:text-box>
        </draw:frame>
        <draw:frame draw:style-name="gr6" draw:text-style-name="P3" draw:layer="layout" svg:width="3.683cm" svg:height="1.397cm" svg:x="4.175cm" svg:y="3.159cm">
          <draw:text-box>
            <text:p>-1/2, -<text:span text:style-name="T1">√</text:span>3/2</text:p>
          </draw:text-box>
        </draw:frame>
        <draw:frame draw:style-name="gr6" draw:text-style-name="P3" draw:layer="layout" svg:width="4.14cm" svg:height="1.397cm" svg:x="2.575cm" svg:y="4.903cm">
          <draw:text-box>
            <text:p><text:span text:style-name="T1">-√</text:span>3/2, -1/2</text:p>
          </draw:text-box>
        </draw:frame>
        <draw:frame draw:style-name="gr8" draw:text-style-name="P3" draw:layer="layout" svg:width="2.396cm" svg:height="0.962cm" svg:x="8.764cm" svg:y="10.949cm">
          <draw:text-box>
            <text:p>fx + 0</text:p>
          </draw:text-box>
        </draw:frame>
        <draw:frame draw:style-name="gr8" draw:text-style-name="P3" draw:layer="layout" svg:width="2.396cm" svg:height="0.962cm" svg:x="11.483cm" svg:y="9.097cm">
          <draw:text-box>
            <text:p>fx + 1</text:p>
          </draw:text-box>
        </draw:frame>
        <draw:frame draw:style-name="gr8" draw:text-style-name="P3" draw:layer="layout" svg:width="2.396cm" svg:height="0.962cm" svg:x="11.558cm" svg:y="5.191cm">
          <draw:text-box>
            <text:p>fx + 2</text:p>
          </draw:text-box>
        </draw:frame>
        <draw:frame draw:style-name="gr8" draw:text-style-name="P3" draw:layer="layout" svg:width="2.396cm" svg:height="0.962cm" svg:x="8.764cm" svg:y="3.34cm">
          <draw:text-box>
            <text:p>fx + 3</text:p>
          </draw:text-box>
        </draw:frame>
        <draw:frame draw:style-name="gr8" draw:text-style-name="P3" draw:layer="layout" svg:width="2.396cm" svg:height="0.962cm" svg:x="5.589cm" svg:y="5.191cm">
          <draw:text-box>
            <text:p>fx + 4</text:p>
          </draw:text-box>
        </draw:frame>
        <draw:frame draw:style-name="gr8" draw:text-style-name="P3" draw:layer="layout" svg:width="2.396cm" svg:height="0.962cm" svg:x="5.699cm" svg:y="9.128cm">
          <draw:text-box>
            <text:p>fx + 5</text:p>
          </draw:text-box>
        </draw:frame>
        <draw:frame draw:style-name="gr5" draw:text-style-name="P5" draw:layer="layout" svg:width="1.143cm" svg:height="1.324cm" svg:x="8.685cm" svg:y="11.795cm">
          <draw:text-box>
            <text:p text:style-name="P4"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7:50:32.487143733</meta:creation-date>
    <dc:date>2020-06-30T16:13:32.054938739</dc:date>
    <meta:editing-duration>PT14M35S</meta:editing-duration>
    <meta:editing-cycles>5</meta:editing-cycles>
    <meta:generator>LibreOffice/5.1.6.2$Linux_X86_64 LibreOffice_project/10m0$Build-2</meta:generator>
    <meta:document-statistic meta:object-count="24"/>
  </office:meta>
</office:document-meta>
</file>